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list-style-name="L2"/>
    <style:style style:name="P6" style:family="paragraph" style:parent-style-name="Text_20_body" style:list-style-name="L2">
      <style:text-properties fo:font-weight="bold" style:font-weight-asian="bold" style:font-weight-complex="bold"/>
    </style:style>
    <style:style style:name="P7" style:family="paragraph" style:parent-style-name="Text_20_body" style:list-style-name="L2">
      <style:text-properties fo:font-weight="normal" style:font-weight-asian="normal" style:font-weight-complex="normal"/>
    </style:style>
    <style:style style:name="P8" style:family="paragraph" style:parent-style-name="Text_20_body" style:list-style-name="L2">
      <style:paragraph-properties fo:margin-left="0cm" fo:margin-right="0cm" fo:text-indent="0cm" style:auto-text-indent="false"/>
    </style:style>
    <style:style style:name="P9" style:family="paragraph" style:parent-style-name="Text_20_body" style:list-style-name="L2">
      <style:paragraph-properties fo:margin-left="0cm" fo:margin-right="0cm" fo:text-indent="0cm" style:auto-text-indent="false"/>
      <style:text-properties fo:font-weight="bold" style:font-weight-asian="bold" style:font-weight-complex="bold"/>
    </style:style>
    <style:style style:name="P10"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OI contest management server</text:h>
      <text:p text:style-name="P2"/>
      <text:h text:style-name="P10" text:outline-level="2">Contesto</text:h>
      <text:p text:style-name="P1">Il prodotto deve rispondere a richieste di gestione di competizioni relative alle Olimpiadi Internazionali di Informatica (IOI), dovrà quindi rispondere non solo alle esigenze di tale competizione ma anche a competizioni di scala ridotta, come Olimpiadi Nazionali e allenamenti.</text:p>
      <text:p text:style-name="Text_20_body"><text:span text:style-name="T1">Il regolamento completo dell'edizione più recente delle IOI è disponibile all'indirizzo </text:span><text:a xlink:type="simple" xlink:href="http://www.ioi2010.org/rules.shtml"><text:span text:style-name="T1">http://www.ioi2010.org/rules.shtml</text:span></text:a><text:span text:style-name="T1">. In particolare, </text:span></text:p>
      <text:p text:style-name="P1">Tali competizioni presentano determinate caratteristiche:</text:p>
      <text:list xml:id="list1435091489" text:style-name="L1">
        <text:list-item>
          <text:p text:style-name="P4">Ogni competizione è composta da una o più sessioni di gara, ciascuna delle quali si svolge in condizioni normali nell'arco di una giornata.</text:p>
        </text:list-item>
        <text:list-item>
          <text:p text:style-name="P4">Ogni sessione di gara è composta da più problemi. Ogni problema è composto da dei casi di prova utilizzati per valutare le soluzioni ai problemi inviati dai concorrenti. </text:p>
          <text:p text:style-name="P4">Tali problemi possono essere di due tipi:</text:p>
          <text:list>
            <text:list-item>
              <text:p text:style-name="P4">Problema di programmazione: Il concorrente produce e invia uno o più file sorgenti nei linguaggi Pascal e C/C++ con l'obiettivo di risolvere il problema. Il concorrente ottiene il testo del problema, le eventuali interfacce da utilizzare per la risoluzione del problema, il metodo di valutazione e i limiti imposti dal problema per l'esecuzione (ad esempio tempo limite, memoria, numero limite di chiamate a funzioni delle interfacce).</text:p>
            </text:list-item>
            <text:list-item>
              <text:p text:style-name="P4">Problema output-only: Il concorrente produce e invia dei file di output (generalmente dei file di testo) che contengono le soluzioni delle istanze del problema correlate a dei file di input. Il concorrente ottiene il testo del problema, il metodo di valutazione e i file di input.</text:p>
            </text:list-item>
          </text:list>
        </text:list-item>
        <text:list-item>
          <text:p text:style-name="P4">In una competizione partecipano un numero di concorrenti stabilito prima della competizione stessa. Ai concorrenti è richiesto in ogni sessione di gara di inviare le loro soluzioni ai problemi proposti entro il termine della gara.</text:p>
        </text:list-item>
        <text:list-item>
          <text:p text:style-name="P4">Il concorrente invia i propri elaborati ad un server di sottoposizione. Il server di sottoposizione. Il server di sottoposizione costituisce l'interfaccia fra i concorrenti e il resto del sistema di gara. Tutte le operazioni che i concorrenti possono effettuare sono gestite dal server di sottoposizione. Il sistema di sottoposizione, al momento della ricezione della sottoposizione, provvede a valutare la sottoposizione.</text:p>
        </text:list-item>
        <text:list-item>
          <text:p text:style-name="P4">I concorrenti ricevono dal server di sottoposizione alcune informazioni sullo stato delle loro sottomissioni:</text:p>
          <text:list>
            <text:list-item>
              <text:p text:style-name="P4">In caso di problemi di programmazione, il risultato della compilazione dei file sorgenti con l'eventuale errore prodotto;</text:p>
            </text:list-item>
            <text:list-item>
              <text:p text:style-name="P4">La valutazione della sottomissione su un numero limitato di casi di prova (tipicamente i casi di prova forniti come esempio nel testo del problema).</text:p>
            </text:list-item>
          </text:list>
        </text:list-item>
        <text:list-item>
          <text:p text:style-name="P4"><text:soft-page-break/>I concorrenti possono richiedere inoltre, con limiti stabiliti dalla competizione, un feedback dettagliato di una loro sottomissione. Il sistema di sottoposizione in questo caso mostra al concorrente ulteriori informazioni sulla sottomissione (per esempio la valutazione su tutti i casi di prova).</text:p>
        </text:list-item>
        <text:list-item>
          <text:p text:style-name="P4">Durante la gara e alla fine della stessa, la classifica dei concorrenti non è accessibile agli utenti ma può essere pubblicata su un sito web accessibile esternamente. </text:p>
        </text:list-item>
        <text:list-item>
          <text:p text:style-name="P4">È possibile ospitare in parallelo alla competizione ufficiale una competizione online. Tale competizione è accessibile da internet e presenta caratteristiche simili alla competizione ufficiale, tipicamente con gli stessi problemi di quest'ultima.</text:p>
        </text:list-item>
      </text:list>
      <text:h text:style-name="P10" text:outline-level="2">Caratteristiche e requisiti</text:h>
      <text:p text:style-name="Text_20_body">Il sistema si compone dei seguenti moduli funzionali: </text:p>
      <text:list xml:id="list579031742" text:style-name="L2">
        <text:list-item>
          <text:p text:style-name="P6">Interfaccia web di sottoposizione</text:p>
          <text:p text:style-name="P5">Il modulo, previa autenticazione, dovrà visualizzare le informazioni sulle sottoposizioni del singolo concorrente e ricevere le sottoposizioni inviate da loro. A seconda delle regole della gara, l'interfaccia web potrebbe prevedere anche altri metodi di interazione dell'utente con il sistema: in alcuni casi, per esempio, l'utente potrebbe richiedere feedback aggiuntivo sulle proprie sottoposizioni.</text:p>
        </text:list-item>
        <text:list-item>
          <text:p text:style-name="P6">Storage</text:p>
          <text:p text:style-name="P5">Il modulo si occupa di fornire al resto del sistema un'interfaccia per salvare e rendere disponibili i dati relativi alla gara (sottoposizioni inviate, testo dei problemi, …). Deve trattarsi di un modulo resistente agli imprevisti, in modo che lo stato della gara non venga perso o deteriorato. </text:p>
        </text:list-item>
        <text:list-item>
          <text:p text:style-name="P6">Gestione, compilazione e valutazione delle sottoposizioni</text:p>
          <text:p text:style-name="P7">Il modulo si occupa di analizzare la correttezza delle sottoposizioni, in generale compilandole ed eseguendole su determinati casi di prova (a seconda del problema l'operazione di valutazione potrebbe anche essere diversa). Tale operazione deve svolgersi su computer dedicati durante la gara, con il minimo ritardo possibile, in modo che sia possibile costruire una classifica durante la gara in tempo reale ed eventualmente (a seconda delle regole della gara) fornire un feedback agli utenti.</text:p>
        </text:list-item>
        <text:list-item>
          <text:p text:style-name="P6">Amministrazione e visualizzazione della gara</text:p>
          <text:p text:style-name="P7">Il modulo permette una preparazione e gestione della gara da parte degli organizzatori in modo semplice ed efficace, in modo che anche eventuali imprevisti durante la gara (rottura di hardware e problemi simili) siano facilmente gestibili. Inoltre deve anche fornire agli organizzatori strumenti che permettano di ispezionare lo stato della gara (punteggi dei concorrenti, statistiche generali, …) e intervenire rapidamente su problemi che si venissero a creare (inclusi i tentativi di violazione delle regole da parte dei concorrenti).</text:p>
          <text:p text:style-name="P7">In particolare, il modulo si preoccupa anche di tenere dei log (registri degli eventi) di tutte le azioni che accadono sul sistema di gara, in modo da permettere da un parte un controllo a posteriori dello svolgimento della competizione, dall'altra una maggiore facilità nel correggere problemi ed <text:soft-page-break/>implementare nuove funzionalità sul sistema.</text:p>
          <text:p text:style-name="P8">In aggiunta, le seguenti caratteristiche sono considerate fondamentali nello sviluppo del sistema:</text:p>
        </text:list-item>
        <text:list-item>
          <text:p text:style-name="P9">Modularità ed estenbibilità.</text:p>
        </text:list-item>
        <text:list-item>
          <text:p text:style-name="P9"><text:span text:style-name="T2">I vari moduli dei quali si compone il sistema devono essere il più possibile indipendenti e le relative interfacce chiare e documentate, in modo che sia possibile modificare e sostituire ciascuno di essi senza toccare gli altri e poter migliorare il sistema nel modo più semplice possibile (per esempio, adattandolo a nuove tipologie di problema o di attribuzione del punteggio). Tale caratteristica è necessaria in quanto le regole delle Olimpiadi Internazionali di Informatica cambiano molto rapidamente, dunque un sistema non facilmente modificabile diventerebbe rapidamente obsoleto.</text:span></text:p>
        </text:list-item>
        <text:list-item>
          <text:p text:style-name="P9">Facilità d'uso e chiarezza delle interfacce utente.</text:p>
        </text:list-item>
        <text:list-item>
          <text:p text:style-name="P9"><text:span text:style-name="T2">Il sistema deve essere facilmente utilizzabile ad amministrabile: in particolare, le interfacce sia verso gli utenti che verso organizzatori ed osservatori (in particolare, le interfacce che mostrano la classifica durante la gara) devono essere chiare, moderne e facilmente utilizzabili anche da persone non esperte.</text:span></text:p>
        </text:list-item>
        <text:list-item>
          <text:p text:style-name="P9">Robustezza.</text:p>
        </text:list-item>
        <text:list-item>
          <text:p text:style-name="P9"><text:span text:style-name="T2">I vari moduli dei quali si compone il sistema devono essere robusti e tolleranti agli errori (in particolare, problemi di rete e rottura di macchine), in modo che la presenza di imprevisti non metta in difficoltà la gara, ma sia prontamente segnalata, in modo che il componente danneggiato possa essere rimosso e sostituito facilmente.</text:span></text:p>
          <text:p text:style-name="P8"/>
        </text:list-item>
      </text:list>
      <text:p text:style-name="P3"/>
      <text:p text:style-name="P3"/>
      <text:h text:style-name="P10" text:outline-level="2">Proposta di sviluppo</text:h>
      <text:p text:style-name="P1"/>
      <text:h text:style-name="P10" text:outline-level="2">Diagrammi</text:h>
      <text:p text:style-name="P1"/>
      <text:h text:style-name="P10" text:outline-level="2">Prototipi</text:h>
      <text:p text:style-name="P1"/>
      <text:h text:style-name="P10" text:outline-level="2">Stima tempi e roadmap</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cm" fo:margin-right="0cm" fo:margin-top="0cm" fo:margin-bottom="0.212cm" fo:text-indent="0cm" style:auto-text-indent="false"/>
      <style:text-properties style:font-name="Liberation Sans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eo </meta:initial-creator>
    <meta:creation-date>2010-10-14T14:47:17</meta:creation-date>
    <dc:date>2010-10-15T18:03:30</dc:date>
    <dc:creator>matteo </dc:creator>
    <meta:editing-duration>PT03H20M22S</meta:editing-duration>
    <meta:editing-cycles>46</meta:editing-cycles>
    <meta:generator>OpenOffice.org/3.2$Linux OpenOffice.org_project/320m12$Build-9483</meta:generator>
    <meta:document-statistic meta:table-count="0" meta:image-count="0" meta:object-count="0" meta:page-count="3" meta:paragraph-count="40" meta:word-count="1057" meta:character-count="7121"/>
  </office:meta>
</office:document-meta>
</file>